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</office:font-face-decls>
  <office:automatic-styles>
    <style:style style:name="P1" style:family="paragraph" style:parent-style-name="Heading_20_1">
      <style:text-properties officeooo:rsid="0018f98e" officeooo:paragraph-rsid="0018f98e"/>
    </style:style>
    <style:style style:name="P2" style:family="paragraph" style:parent-style-name="Heading_20_1">
      <style:paragraph-properties fo:break-before="page"/>
      <style:text-properties officeooo:paragraph-rsid="0018f98e"/>
    </style:style>
    <style:style style:name="P3" style:family="paragraph" style:parent-style-name="Heading_20_2">
      <style:text-properties officeooo:rsid="0016bb38" officeooo:paragraph-rsid="0016bb38"/>
    </style:style>
    <style:style style:name="P4" style:family="paragraph" style:parent-style-name="Heading_20_2">
      <style:text-properties officeooo:rsid="0018f98e" officeooo:paragraph-rsid="0018f98e"/>
    </style:style>
    <style:style style:name="P5" style:family="paragraph" style:parent-style-name="Subtitle">
      <style:text-properties officeooo:rsid="001a97bc" officeooo:paragraph-rsid="001a97bc"/>
    </style:style>
    <style:style style:name="P6" style:family="paragraph" style:parent-style-name="Text_20_body">
      <style:text-properties officeooo:rsid="0016bb38" officeooo:paragraph-rsid="0016bb38"/>
    </style:style>
    <style:style style:name="P7" style:family="paragraph" style:parent-style-name="Text_20_body">
      <style:paragraph-properties fo:text-align="justify" style:justify-single-word="false"/>
      <style:text-properties officeooo:rsid="0016bb38" officeooo:paragraph-rsid="0016bb38"/>
    </style:style>
    <style:style style:name="P8" style:family="paragraph" style:parent-style-name="Text_20_body">
      <style:text-properties officeooo:rsid="0018f98e" officeooo:paragraph-rsid="0018f98e"/>
    </style:style>
    <style:style style:name="P9" style:family="paragraph" style:parent-style-name="Title">
      <style:text-properties officeooo:rsid="0018f98e" officeooo:paragraph-rsid="0018f98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272b" style:font-style-asian="italic" style:font-style-complex="italic"/>
    </style:style>
    <style:style style:name="T3" style:family="text">
      <style:text-properties officeooo:rsid="0018272b"/>
    </style:style>
    <style:style style:name="T4" style:family="text">
      <style:text-properties officeooo:rsid="0018f98e"/>
    </style:style>
    <style:style style:name="T5" style:family="text">
      <style:text-properties officeooo:rsid="001a97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5">Buku Ajar<text:line-break/></text:span>Komunikasi Data</text:p>
      <text:p text:style-name="P8"/>
      <text:p text:style-name="P5">Mifta Nur Farid, S.T., M.T<text:line-break/><text:line-break/>Teknik Elektro<text:line-break/>Institut Teknologi Kalimantan</text:p>
      <text:h text:style-name="P2" text:outline-level="1"><text:span text:style-name="T4">Pengantar Komunikasi Data</text:span></text:h>
      <text:h text:style-name="P1" text:outline-level="1">Arsitektur Protokol</text:h>
      <text:h text:style-name="P1" text:outline-level="1">Data Transmisi</text:h>
      <text:h text:style-name="P4" text:outline-level="2">Konsep dan Terminologi</text:h>
      <text:h text:style-name="P4" text:outline-level="2">Transmisi Data Analog dan Digital</text:h>
      <text:h text:style-name="P4" text:outline-level="2">Gangguan Transmisi</text:h>
      <text:h text:style-name="P3" text:outline-level="2">Kapasitas Kanal</text:h>
      <text:p text:style-name="P7">Kita sudah mempelajari bahwa terdapat berbagai jenis <text:span text:style-name="T3">gangguan</text:span> (<text:span text:style-name="T1">impairment</text:span>) <text:span text:style-name="T3">yang dapat merusak sinyal. Sejauh mana gangguan tersebut dapat membatasi data rate pada data digital. Data rate maksimum yang dapat dicapai disebut kapasitas kanal (</text:span><text:span text:style-name="T2">channel capacity</text:span><text:span text:style-name="T3">).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beration Sans" style:font-family-asian="'Liberation Sans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3-20T19:20:31.263508657</meta:creation-date>
    <dc:date>2021-03-20T21:15:21.895001082</dc:date>
    <dc:creator>Mifta Nur Farid</dc:creator>
    <meta:editing-duration>PT1H54M50S</meta:editing-duration>
    <meta:editing-cycles>5</meta:editing-cycles>
    <meta:generator>LibreOffice/7.0.5.2$Linux_X86_64 LibreOffice_project/00$Build-2</meta:generator>
    <meta:document-statistic meta:table-count="0" meta:image-count="0" meta:object-count="0" meta:page-count="2" meta:paragraph-count="10" meta:word-count="75" meta:character-count="516" meta:non-whitespace-character-count="457"/>
  </office:meta>
</office:document-meta>
</file>